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officeooo:rsid="000ff214" officeooo:paragraph-rsid="000ff214"/>
    </style:style>
    <style:style style:name="P2" style:family="paragraph" style:parent-style-name="Text_20_body">
      <style:text-properties officeooo:rsid="000e33e6" officeooo:paragraph-rsid="000e33e6"/>
    </style:style>
    <style:style style:name="P3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33e6" officeooo:paragraph-rsid="000e33e6" style:text-blinking="false" fo:background-color="transparent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rsid="0014299b" officeooo:paragraph-rsid="0014299b"/>
    </style:style>
    <style:style style:name="P6" style:family="paragraph" style:parent-style-name="Text_20_body" style:list-style-name="L1">
      <style:paragraph-properties fo:margin-top="0cm" fo:margin-bottom="0cm" loext:contextual-spacing="false" fo:line-height="138%" style:writing-mode="lr-tb"/>
    </style:style>
    <style:style style:name="P7" style:family="paragraph" style:parent-style-name="Title">
      <style:text-properties officeooo:rsid="000e33e6" officeooo:paragraph-rsid="000e33e6"/>
    </style:style>
    <style:style style:name="T1" style:family="text">
      <style:text-properties officeooo:rsid="000e33e6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7811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299b" style:text-blinking="false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érialisation</text:p>
      <text:p text:style-name="P2"/>
      <text:list xml:id="list1687914998522702561" text:style-name="L1">
        <text:list-item>
          <text:p text:style-name="P3"><text:bookmark text:name="docs-internal-guid-5ee7f597-13fc-88b0-3629-41236ce0655e"/>documentation sur la persistance et l’utilisation d’une BDD en java → cf cours 5 diapo 25</text:p>
        </text:list-item>
        <text:list-item>
          <text:p text:style-name="P6"><text:span text:style-name="T3">recherche sur les sauvegardes</text:span></text:p>
        </text:list-item>
        <text:list-item>
          <text:p text:style-name="P6"><text:span text:style-name="T3">choix entre les deux </text:span><text:span text:style-name="T4">→ </text:span><text:span text:style-name="T5">sérialisation</text:span></text:p>
        </text:list-item>
        <text:list-item>
          <text:p text:style-name="P6"><text:span text:style-name="T3">nouvelle branche sur le projet </text:span><text:span text:style-name="T5">→ ok </text:span></text:p>
        </text:list-item>
        <text:list-item>
          <text:p text:style-name="P6"><text:span text:style-name="T3">test</text:span></text:p>
        </text:list-item>
        <text:list-item>
          <text:p text:style-name="P6"><text:span text:style-name="T3">intégration</text:span></text:p>
        </text:list-item>
        <text:list-item>
          <text:p text:style-name="P4"><text:span text:style-name="T3">(optionnel:plusieurs personnes sur la même machine)</text:span></text:p>
        </text:list-item>
      </text:list>
      <text:h text:style-name="P1" text:outline-level="1">Fonctionnement</text:h>
      <text:p text:style-name="P5">Sauvegarde dans le fichier save.txt</text:p>
      <text:p text:style-name="P5">Structure de la sauvegarde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6:13:46.689819000</meta:creation-date>
    <dc:date>2017-02-06T16:24:48.150028000</dc:date>
    <meta:editing-duration>PT11M2S</meta:editing-duration>
    <meta:editing-cycles>5</meta:editing-cycles>
    <meta:generator>LibreOffice_Vanilla/5.2.3.5$MacOSX_X86_64 LibreOffice_project/83adc9c35c74e0badc710d981405858b1179a327</meta:generator>
    <meta:document-statistic meta:table-count="0" meta:image-count="0" meta:object-count="0" meta:page-count="1" meta:paragraph-count="11" meta:word-count="60" meta:character-count="354" meta:non-whitespace-character-count="310"/>
  </office:meta>
</office:document-meta>
</file>